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true"/>
    </style:style>
    <style:style style:name="gr2" style:family="graphic" style:parent-style-name="standard">
      <style:graphic-properties draw:textarea-horizontal-align="justify" draw:textarea-vertical-align="middle" draw:auto-grow-height="true" fo:min-height="2.356cm" fo:min-width="2.872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2" draw:id="id2" draw:layer="layout" svg:width="4.696cm" svg:height="1.281cm" svg:x="12.004cm" svg:y="4.5cm">
          <text:p text:style-name="P1">CalculatorW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xml:id="id1" draw:id="id1" draw:layer="layout" svg:width="3.371cm" svg:height="2.951cm" svg:x="2.1cm" svg:y="6.849cm">
          <text:p text:style-name="P1">Aplicação</text:p>
          <text:p text:style-name="P1">Cliente </text:p>
          <text:p text:style-name="P1">Java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xml:id="id3" draw:id="id3" draw:layer="layout" svg:width="5.8cm" svg:height="1.5cm" svg:x="11.7cm" svg:y="7.4cm">
          <text:p text:style-name="P1">ComponentePHP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xml:id="id4" draw:id="id4" draw:layer="layout" svg:width="5.6cm" svg:height="1.6cm" svg:x="11.9cm" svg:y="10.5cm">
          <text:p text:style-name="P1">NumberConvert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5" draw:text-style-name="P1" draw:layer="layout" draw:type="line" svg:x1="5.471cm" svg:y1="8.325cm" svg:x2="12.004cm" svg:y2="5.301cm" draw:start-shape="id1" draw:start-glue-point="7" draw:end-shape="id2" draw:end-glue-point="6" svg:d="m5471 8325 6533-3024">
          <text:p/>
        </draw:connector>
        <draw:connector draw:style-name="gr5" draw:text-style-name="P1" draw:layer="layout" draw:type="lines" svg:x1="5.471cm" svg:y1="8.325cm" svg:x2="11.7cm" svg:y2="8.338cm" draw:start-shape="id1" draw:start-glue-point="7" draw:end-shape="id3" draw:end-glue-point="6" svg:d="m5471 8325h501l5227 13h501">
          <text:p/>
        </draw:connector>
        <draw:connector draw:style-name="gr5" draw:text-style-name="P1" draw:layer="layout" draw:type="line" svg:x1="5.471cm" svg:y1="8.325cm" svg:x2="11.9cm" svg:y2="11.5cm" draw:start-shape="id1" draw:start-glue-point="7" draw:end-shape="id4" draw:end-glue-point="6" svg:d="m5471 8325 6429 31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00d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ristiano Castro</meta:initial-creator>
    <meta:creation-date>2013-04-16T18:59:29</meta:creation-date>
    <dc:date>2013-04-16T19:09:22</dc:date>
    <dc:creator>Cristiano Castro</dc:creator>
    <meta:editing-duration>P0D</meta:editing-duration>
    <meta:editing-cycles>1</meta:editing-cycles>
    <meta:document-statistic meta:object-count="7"/>
    <meta:generator>LibreOffice/3.6$Linux_X86_64 LibreOffice_project/360m1$Build-2</meta:generator>
  </office:meta>
</office:document-meta>
</file>